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ppleSystemUIFont" svg:font-family="AppleSystemUIFont"/>
    <style:font-face style:name="Arial1" svg:font-family="Arial"/>
    <style:font-face style:name="Arial Unicode MS" svg:font-family="'Arial Unicode MS'"/>
    <style:font-face style:name="Liberation Sans1" svg:font-family="'Liberation Sans'"/>
    <style:font-face style:name="AppleSystemUIFont1" svg:font-family="AppleSystemUIFon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79cm" fo:min-width="9.887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2.613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27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79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52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79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38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81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25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41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4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828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50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23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1.80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02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9.32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6.555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3.922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13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39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2cm" fo:padding-top="0cm" fo:padding-bottom="0cm" fo:padding-left="0cm" fo:padding-right="0cm"/>
    </style:style>
    <style:style style:name="gr24" style:family="graphic" style:parent-style-name="standard">
      <style:graphic-properties draw:stroke="solid" svg:stroke-width="0.017cm" svg:stroke-color="#000080" draw:stroke-linejoin="miter" svg:stroke-linecap="butt" draw:fill="none" fo:padding-top="0.008cm" fo:padding-bottom="0.008cm" fo:padding-left="0.008cm" fo:padding-right="0.008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435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51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706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4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67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7.5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33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49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6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08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96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561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3.312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5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373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4.41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156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1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03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59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5.174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383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3.976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4.899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8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3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38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8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86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41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6.444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15.7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25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5.899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4.7999992370605pt" style:font-size-asian="24.7999992370605pt" style:font-size-complex="24.7999992370605pt"/>
    </style:style>
    <style:style style:name="P3" style:family="paragraph">
      <loext:graphic-properties draw:fill="none"/>
      <style:paragraph-properties fo:text-align="start" style:writing-mode="lr-tb"/>
      <style:text-properties fo:font-size="9pt" style:font-size-asian="9pt" style:font-size-complex="9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6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</style:style>
    <style:style style:name="T1" style:family="text">
      <style:text-properties fo:color="#000000" style:font-name="Arial1" fo:font-size="24.7999992370605pt" fo:font-weight="bold" style:font-size-asian="24.7999992370605pt" style:font-name-complex="Arial1" style:font-size-complex="24.7999992370605pt" style:font-weight-complex="bold"/>
    </style:style>
    <style:style style:name="T2" style:family="text">
      <style:text-properties fo:color="#000080" style:font-name="Liberation Sans1" fo:font-size="9pt" style:text-underline-style="solid" style:text-underline-width="auto" style:text-underline-color="font-color" style:font-size-asian="9pt" style:font-name-complex="Liberation Sans1" style:font-size-complex="9pt"/>
    </style:style>
    <style:style style:name="T3" style:family="text">
      <style:text-properties fo:color="#000000" style:font-name="Liberation Sans1" fo:font-size="9pt" style:font-size-asian="9pt" style:font-name-complex="Liberation Sans1" style:font-size-complex="9pt"/>
    </style:style>
    <style:style style:name="T4" style:family="text">
      <style:text-properties fo:color="#000080" style:font-name="Liberation Sans1" fo:font-size="9pt" style:font-size-asian="9pt" style:font-name-complex="Liberation Sans1" style:font-size-complex="9pt"/>
    </style:style>
    <style:style style:name="T5" style:family="text">
      <style:text-properties fo:color="#000000" style:font-name="Liberation Sans1" fo:font-size="9pt" style:text-underline-style="none" style:font-size-asian="9pt" style:font-name-complex="Liberation Sans1" style:font-size-complex="9pt"/>
    </style:style>
    <style:style style:name="T6" style:family="text">
      <style:text-properties fo:color="#000000" style:font-name="Arial1" fo:font-size="14.3999996185303pt" fo:font-weight="bold" style:font-size-asian="14.3999996185303pt" style:font-name-complex="Arial1" style:font-size-complex="14.3999996185303pt" style:font-weight-complex="bold"/>
    </style:style>
    <style:style style:name="T7" style:family="text">
      <style:text-properties fo:color="#ffffff" style:font-name="Liberation Sans1" fo:font-size="10pt" style:font-size-asian="10pt" style:font-name-complex="Liberation Sans1" style:font-size-complex="10pt"/>
    </style:style>
    <style:style style:name="T8" style:family="text">
      <style:text-properties fo:color="#000000" style:font-name="Liberation Sans1" fo:font-size="10pt" fo:font-weight="bold" style:font-size-asian="10pt" style:font-name-complex="Liberation Sans1" style:font-size-complex="10pt" style:font-weight-complex="bold"/>
    </style:style>
    <style:style style:name="T9" style:family="text">
      <style:text-properties fo:color="#000000" style:font-name="Liberation Sans1" fo:font-size="10pt" style:font-size-asian="10pt" style:font-name-complex="Liberation Sans1" style:font-size-complex="10pt"/>
    </style:style>
    <style:style style:name="T10" style:family="text">
      <style:text-properties fo:color="#ffffff" style:font-name="Liberation Sans1" fo:font-size="10pt" style:font-size-asian="10pt" style:font-name-complex="Liberation Sans1" style:font-size-complex="10pt" style:text-scale="99%"/>
    </style:style>
    <style:style style:name="T11" style:family="text">
      <style:text-properties fo:color="#000000" style:font-name="Arial Unicode MS" fo:font-size="10pt" style:font-size-asian="10pt" style:font-name-complex="Arial Unicode MS" style:font-size-complex="10pt"/>
    </style:style>
    <style:style style:name="T12" style:family="text">
      <style:text-properties fo:color="#000000" style:font-name="Liberation Sans1" fo:font-size="9pt" style:font-name-asian="AppleSystemUIFont" style:font-size-asian="9pt" style:font-name-complex="Liberation San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g>
          <draw:frame draw:style-name="gr1" draw:text-style-name="P2" draw:layer="layout" svg:width="9.887cm" svg:height="0.979cm" svg:x="9.75cm" svg:y="1.434cm">
            <draw:text-box>
              <text:p text:style-name="P1"><text:span text:style-name="T1">Ryan Christopher Miller</text:span></text:p>
            </draw:text-box>
          </draw:frame>
          <draw:g>
            <draw:frame draw:style-name="gr2" draw:text-style-name="P3" draw:layer="layout" svg:width="12.723cm" svg:height="0.357cm" svg:x="7.064cm" svg:y="2.666cm">
              <draw:text-box>
                <text:p text:style-name="P1"><text:span text:style-name="T2">Miller.Christopher.Ryan@gmail.com</text:span><text:span text:style-name="T3"> | </text:span><text:span text:style-name="T2">devopsmachine.com</text:span><text:span text:style-name="T4"> </text:span><text:span text:style-name="T5">| Washington D.C. Metro Area</text:span><text:span text:style-name="T3"> </text:span></text:p>
              </draw:text-box>
            </draw:frame>
          </draw:g>
        </draw:g>
        <draw:g>
          <draw:polygon draw:style-name="gr3" draw:text-style-name="P4" draw:layer="layout" svg:width="17.78cm" svg:height="0.106cm" svg:x="1.748cm" svg:y="3.917cm" svg:viewBox="0 0 17781 107" draw:points="0,107 17781,107 17781,0 0,0">
            <text:p/>
          </draw:polygon>
          <draw:frame draw:style-name="gr4" draw:text-style-name="P5" draw:layer="layout" svg:width="3.279cm" svg:height="0.568cm" svg:x="1.748cm" svg:y="3.39cm">
            <draw:text-box>
              <text:p text:style-name="P1"><text:span text:style-name="T6">EXPERIENCE</text:span></text:p>
            </draw:text-box>
          </draw:frame>
        </draw:g>
        <draw:g>
          <draw:g>
            <draw:g>
              <draw:polygon draw:style-name="gr3" draw:text-style-name="P4" draw:layer="layout" svg:width="3.524cm" svg:height="0.525cm" svg:x="16.234cm" svg:y="12.63cm" svg:viewBox="0 0 3525 526" draw:points="0,526 3525,526 3525,0 0,0">
                <text:p/>
              </draw:polygon>
              <draw:frame draw:style-name="gr5" draw:text-style-name="P6" draw:layer="layout" svg:width="3.279cm" svg:height="0.395cm" svg:x="16.357cm" svg:y="12.696cm">
                <draw:text-box>
                  <text:p text:style-name="P1"><text:span text:style-name="T7">May 2016 - Apr 2018</text:span></text:p>
                </draw:text-box>
              </draw:frame>
            </draw:g>
            <draw:g>
              <draw:frame draw:style-name="gr6" draw:text-style-name="P6" draw:layer="layout" svg:width="3.52cm" svg:height="0.395cm" svg:x="1.748cm" svg:y="12.63cm">
                <draw:text-box>
                  <text:p text:style-name="P1"><text:span text:style-name="T8">Application Engineer</text:span></text:p>
                </draw:text-box>
              </draw:frame>
              <draw:frame draw:style-name="gr7" draw:text-style-name="P6" draw:layer="layout" svg:width="4.794cm" svg:height="0.395cm" svg:x="1.762cm" svg:y="13.03cm">
                <draw:text-box>
                  <text:p text:style-name="P1"><text:span text:style-name="T9">Ace Info Solutions, Reston, VA</text:span></text:p>
                </draw:text-box>
              </draw:frame>
            </draw:g>
          </draw:g>
          <draw:g>
            <draw:frame draw:style-name="gr8" draw:text-style-name="P3" draw:layer="layout" svg:width="16.385cm" svg:height="0.357cm" svg:x="2.2cm" svg:y="13.63cm">
              <draw:text-box>
                <text:p text:style-name="P1"><text:span text:style-name="T3">• </text:span><text:span text:style-name="T3">Architected enterprise </text:span><text:span text:style-name="T3">software solutions to support </text:span><text:span text:style-name="T3">the United States Coast </text:span><text:span text:style-name="T3">Guard’s Platform-as-a-Service </text:span><text:span text:style-name="T3">efforts.</text:span></text:p>
              </draw:text-box>
            </draw:frame>
            <draw:frame draw:style-name="gr9" draw:text-style-name="P3" draw:layer="layout" svg:width="15.818cm" svg:height="0.357cm" svg:x="2.2cm" svg:y="14.059cm">
              <draw:text-box>
                <text:p text:style-name="P1"><text:span text:style-name="T3">• </text:span><text:span text:style-name="T3">Developed, tested, and </text:span><text:span text:style-name="T3">pushed 30+ security, bug-fix, </text:span><text:span text:style-name="T3">and feature driven updates to a </text:span><text:span text:style-name="T3">multi-platform enterprise.</text:span></text:p>
              </draw:text-box>
            </draw:frame>
            <draw:frame draw:style-name="gr10" draw:text-style-name="P3" draw:layer="layout" svg:width="15.259cm" svg:height="0.357cm" svg:x="2.2cm" svg:y="14.487cm">
              <draw:text-box>
                <text:p text:style-name="P1"><text:span text:style-name="T3">• </text:span><text:span text:style-name="T3">Created a Python file scraping </text:span><text:span text:style-name="T3">library to cache and access </text:span><text:span text:style-name="T3">Linux file metadata from a </text:span><text:span text:style-name="T3">compressed archive.</text:span></text:p>
              </draw:text-box>
            </draw:frame>
            <draw:frame draw:style-name="gr11" draw:text-style-name="P3" draw:layer="layout" svg:width="13.413cm" svg:height="0.357cm" svg:x="2.2cm" svg:y="14.916cm">
              <draw:text-box>
                <text:p text:style-name="P1"><text:span text:style-name="T3">• </text:span><text:span text:style-name="T3">Authored scripts to enforce </text:span><text:span text:style-name="T3">mitigations for security </text:span><text:span text:style-name="T3">vulnerabilities in Red Hat </text:span><text:span text:style-name="T3">Enterprise Linux.</text:span></text:p>
              </draw:text-box>
            </draw:frame>
          </draw:g>
        </draw:g>
        <draw:g>
          <draw:g>
            <draw:g>
              <draw:polygon draw:style-name="gr3" draw:text-style-name="P4" draw:layer="layout" svg:width="3.683cm" svg:height="0.523cm" svg:x="16.086cm" svg:y="15.549cm" svg:viewBox="0 0 3684 524" draw:points="0,524 3684,524 3684,0 0,0">
                <text:p/>
              </draw:polygon>
              <draw:frame draw:style-name="gr12" draw:text-style-name="P7" draw:layer="layout" svg:width="3.342cm" svg:height="0.395cm" svg:x="16.257cm" svg:y="15.614cm">
                <draw:text-box>
                  <text:p text:style-name="P1"><text:span text:style-name="T10">Aug 2015 - May 2016</text:span></text:p>
                </draw:text-box>
              </draw:frame>
            </draw:g>
            <draw:g>
              <draw:frame draw:style-name="gr13" draw:text-style-name="P7" draw:layer="layout" svg:width="4.828cm" svg:height="0.395cm" svg:x="1.759cm" svg:y="15.549cm">
                <draw:text-box>
                  <text:p text:style-name="P1"><text:span text:style-name="T8">Junior System </text:span><text:span text:style-name="T8">Administrator</text:span></text:p>
                </draw:text-box>
              </draw:frame>
              <draw:frame draw:style-name="gr7" draw:text-style-name="P7" draw:layer="layout" svg:width="4.794cm" svg:height="0.395cm" svg:x="1.77cm" svg:y="15.949cm">
                <draw:text-box>
                  <text:p text:style-name="P1"><text:span text:style-name="T9">Ace Info Solutions, Reston, VA</text:span></text:p>
                </draw:text-box>
              </draw:frame>
            </draw:g>
          </draw:g>
          <draw:g>
            <draw:frame draw:style-name="gr14" draw:text-style-name="P8" draw:layer="layout" svg:width="15.505cm" svg:height="0.357cm" svg:x="2.211cm" svg:y="16.549cm">
              <draw:text-box>
                <text:p text:style-name="P1"><text:span text:style-name="T3">• </text:span><text:span text:style-name="T3">Provisioned, configured, and </text:span><text:span text:style-name="T3">decommissioned servers in a </text:span><text:span text:style-name="T3">large scale, multi-tenant, </text:span><text:span text:style-name="T3">enterprise environment.</text:span></text:p>
              </draw:text-box>
            </draw:frame>
            <draw:frame draw:style-name="gr15" draw:text-style-name="P8" draw:layer="layout" svg:width="16.233cm" svg:height="0.357cm" svg:x="2.211cm" svg:y="16.949cm">
              <draw:text-box>
                <text:p text:style-name="P1"><text:span text:style-name="T3">• </text:span><text:span text:style-name="T3">Coordinated with application </text:span><text:span text:style-name="T3">owners to perform </text:span><text:span text:style-name="T3">maintenance on both physical </text:span><text:span text:style-name="T3">and virtual machines in </text:span><text:span text:style-name="T3">production.</text:span></text:p>
              </draw:text-box>
            </draw:frame>
          </draw:g>
        </draw:g>
        <draw:g>
          <draw:polygon draw:style-name="gr3" draw:text-style-name="P4" draw:layer="layout" svg:width="17.78cm" svg:height="0.105cm" svg:x="1.748cm" svg:y="18.187cm" svg:viewBox="0 0 17781 106" draw:points="0,106 17781,106 17781,0 0,0">
            <text:p/>
          </draw:polygon>
          <draw:frame draw:style-name="gr16" draw:text-style-name="P5" draw:layer="layout" svg:width="1.805cm" svg:height="0.568cm" svg:x="1.748cm" svg:y="17.662cm">
            <draw:text-box>
              <text:p text:style-name="P1"><text:span text:style-name="T6">SKILLS</text:span></text:p>
            </draw:text-box>
          </draw:frame>
        </draw:g>
        <draw:g>
          <draw:polygon draw:style-name="gr3" draw:text-style-name="P4" draw:layer="layout" svg:width="17.78cm" svg:height="0.107cm" svg:x="1.748cm" svg:y="22.034cm" svg:viewBox="0 0 17781 108" draw:points="0,108 17781,108 17781,0 0,0">
            <text:p/>
          </draw:polygon>
          <draw:frame draw:style-name="gr17" draw:text-style-name="P5" draw:layer="layout" svg:width="3.025cm" svg:height="0.568cm" svg:x="1.748cm" svg:y="21.508cm">
            <draw:text-box>
              <text:p text:style-name="P1"><text:span text:style-name="T6">EDUCATION</text:span></text:p>
            </draw:text-box>
          </draw:frame>
        </draw:g>
        <draw:frame draw:style-name="gr18" draw:text-style-name="P7" draw:layer="layout" svg:width="9.328cm" svg:height="0.395cm" svg:x="1.748cm" svg:y="22.425cm">
          <draw:text-box>
            <text:p text:style-name="P1"><text:span text:style-name="T8">Bachelor of Science, </text:span><text:span text:style-name="T8">Computer Information </text:span><text:span text:style-name="T8">Technology</text:span></text:p>
          </draw:text-box>
        </draw:frame>
        <draw:frame draw:style-name="gr19" draw:text-style-name="P7" draw:layer="layout" svg:width="6.555cm" svg:height="0.395cm" svg:x="1.748cm" svg:y="22.848cm">
          <draw:text-box>
            <text:p text:style-name="P1"><text:span text:style-name="T9">Shepherd University, </text:span><text:span text:style-name="T9">Shepherdstown, WV</text:span></text:p>
          </draw:text-box>
        </draw:frame>
        <draw:g>
          <draw:polygon draw:style-name="gr3" draw:text-style-name="P4" draw:layer="layout" svg:width="17.78cm" svg:height="0.107cm" svg:x="1.748cm" svg:y="24.216cm" svg:viewBox="0 0 17781 108" draw:points="0,108 17781,108 17781,0 0,0">
            <text:p/>
          </draw:polygon>
          <draw:frame draw:style-name="gr20" draw:text-style-name="P5" draw:layer="layout" svg:width="3.922cm" svg:height="0.568cm" svg:x="1.748cm" svg:y="23.689cm">
            <draw:text-box>
              <text:p text:style-name="P1"><text:span text:style-name="T6">CERTIFICATION</text:span></text:p>
            </draw:text-box>
          </draw:frame>
        </draw:g>
        <draw:frame draw:style-name="gr21" draw:text-style-name="P7" draw:layer="layout" svg:width="2.813cm" svg:height="0.395cm" svg:x="16.847cm" svg:y="24.545cm">
          <draw:text-box>
            <text:p text:style-name="P1"><text:span text:style-name="T9">Amazon.com, Inc.</text:span></text:p>
          </draw:text-box>
        </draw:frame>
        <draw:g>
          <draw:frame draw:style-name="gr22" draw:text-style-name="P7" draw:layer="layout" svg:width="7.398cm" svg:height="0.395cm" svg:x="1.748cm" svg:y="24.599cm">
            <draw:text-box>
              <text:p text:style-name="P1"><text:span text:style-name="T8">Amazon Web Services, </text:span><text:span text:style-name="T8">Developer Associate</text:span></text:p>
            </draw:text-box>
          </draw:frame>
          <draw:frame draw:style-name="gr23" draw:text-style-name="P7" draw:layer="layout" svg:width="0.352cm" svg:height="0.471cm" svg:x="1.748cm" svg:y="24.545cm">
            <draw:text-box>
              <text:p text:style-name="P1"><text:span text:style-name="T11"><text:s/></text:span></text:p>
            </draw:text-box>
          </draw:frame>
          <draw:line draw:style-name="gr24" draw:text-style-name="P9" draw:layer="layout" svg:x1="1.748cm" svg:y1="25.356cm" svg:x2="5.18cm" svg:y2="25.356cm">
            <text:p/>
          </draw:line>
          <draw:frame draw:style-name="gr25" draw:text-style-name="P8" draw:layer="layout" svg:width="3.435cm" svg:height="0.357cm" svg:x="1.748cm" svg:y="25.04cm">
            <draw:text-box>
              <text:p text:style-name="P1"><text:span text:style-name="T4"><text:a xlink:href="https://www.certmetrics.com/amazon/public/verification.aspx?code=7X7D7642L2Q1QTWN" xlink:type="simple">#7X7D7642L2Q1QTWN</text:a></text:span></text:p>
            </draw:text-box>
          </draw:frame>
        </draw:g>
        <draw:frame draw:style-name="gr26" draw:text-style-name="P7" draw:layer="layout" svg:width="2.246cm" svg:height="0.395cm" svg:x="17.447cm" svg:y="25.645cm">
          <draw:text-box>
            <text:p text:style-name="P1"><text:span text:style-name="T9">CompTIA, Inc.</text:span></text:p>
          </draw:text-box>
        </draw:frame>
        <draw:g>
          <draw:frame draw:style-name="gr27" draw:text-style-name="P7" draw:layer="layout" svg:width="3.351cm" svg:height="0.395cm" svg:x="1.748cm" svg:y="25.703cm">
            <draw:text-box>
              <text:p text:style-name="P1"><text:span text:style-name="T8">CompTIA, Security+</text:span></text:p>
            </draw:text-box>
          </draw:frame>
          <draw:frame draw:style-name="gr23" draw:text-style-name="P7" draw:layer="layout" svg:width="0.352cm" svg:height="0.471cm" svg:x="1.748cm" svg:y="25.645cm">
            <draw:text-box>
              <text:p text:style-name="P1"><text:span text:style-name="T11"><text:s/></text:span></text:p>
            </draw:text-box>
          </draw:frame>
          <draw:line draw:style-name="gr24" draw:text-style-name="P9" draw:layer="layout" svg:x1="1.748cm" svg:y1="26.456cm" svg:x2="5.451cm" svg:y2="26.456cm">
            <text:p/>
          </draw:line>
          <draw:frame draw:style-name="gr28" draw:text-style-name="P8" draw:layer="layout" svg:width="3.706cm" svg:height="0.357cm" svg:x="1.748cm" svg:y="26.14cm">
            <draw:text-box>
              <text:p text:style-name="P1"><text:span text:style-name="T4"><text:a xlink:href="https://www.certmetrics.com/comptia/public/verification.aspx?code=WDVGFMFM33FQCV3X" xlink:type="simple">#WDVGFMFM33FQCV3X</text:a></text:span></text:p>
            </draw:text-box>
          </draw:frame>
        </draw:g>
        <draw:g>
          <draw:g>
            <draw:frame draw:style-name="gr29" draw:text-style-name="P3" draw:layer="layout" svg:width="16.648cm" svg:height="0.357cm" svg:x="2.2cm" svg:y="7.829cm">
              <draw:text-box>
                <text:p text:style-name="P1"><text:span text:style-name="T3">• </text:span><text:span text:style-name="T3">Completed the United States </text:span><text:span text:style-name="T3">Coast Guard’s first custom iOS </text:span><text:span text:style-name="T3">(iPad) application for internal </text:span><text:span text:style-name="T3">use by marine inspectors.</text:span></text:p>
              </draw:text-box>
            </draw:frame>
            <draw:frame draw:style-name="gr30" draw:text-style-name="P3" draw:layer="layout" svg:width="16.673cm" svg:height="0.357cm" svg:x="2.2cm" svg:y="8.251cm">
              <draw:text-box>
                <text:p text:style-name="P1"><text:span text:style-name="T3">• </text:span><text:span text:style-name="T3">Responsible for full-stack </text:span><text:span text:style-name="T3">development of a frontend </text:span><text:span text:style-name="T3">React Native/Typescript/Mobx </text:span><text:span text:style-name="T3">stack and an ASP.NET </text:span><text:span text:style-name="T3">backend.</text:span></text:p>
              </draw:text-box>
            </draw:frame>
            <draw:frame draw:style-name="gr31" draw:text-style-name="P3" draw:layer="layout" svg:width="17.57cm" svg:height="0.357cm" svg:x="2.2cm" svg:y="8.674cm">
              <draw:text-box>
                <text:p text:style-name="P1"><text:span text:style-name="T3">• </text:span><text:span text:style-name="T3">Configured application </text:span><text:span text:style-name="T3">authentication using Purebred </text:span><text:span text:style-name="T3">derived-CAC technology to </text:span><text:span text:style-name="T3">allow iOS to pass client </text:span><text:span text:style-name="T3">certificates to IIS.</text:span></text:p>
              </draw:text-box>
            </draw:frame>
            <draw:frame draw:style-name="gr32" draw:text-style-name="P3" draw:layer="layout" svg:width="15.733cm" svg:height="0.357cm" svg:x="2.2cm" svg:y="9.096cm">
              <draw:text-box>
                <text:p text:style-name="P1"><text:span text:style-name="T3">• </text:span><text:span text:style-name="T3">Served as Technical Lead for </text:span><text:span text:style-name="T3">beta-rollout of mobile </text:span><text:span text:style-name="T3">application and backend API to </text:span><text:span text:style-name="T3">a pilot group of ~50 users.</text:span></text:p>
              </draw:text-box>
            </draw:frame>
          </draw:g>
          <draw:g>
            <draw:g>
              <draw:frame draw:style-name="gr33" draw:text-style-name="P6" draw:layer="layout" svg:width="5.493cm" svg:height="0.395cm" svg:x="1.748cm" svg:y="6.829cm">
                <draw:text-box>
                  <text:p text:style-name="P1"><text:span text:style-name="T8">Full-Stack Application Developer</text:span></text:p>
                </draw:text-box>
              </draw:frame>
              <draw:frame draw:style-name="gr34" draw:text-style-name="P6" draw:layer="layout" svg:width="3.262cm" svg:height="0.395cm" svg:x="1.748cm" svg:y="7.229cm">
                <draw:text-box>
                  <text:p text:style-name="P1"><text:span text:style-name="T9">Synergy, Reston, VA</text:span></text:p>
                </draw:text-box>
              </draw:frame>
            </draw:g>
            <draw:g>
              <draw:polygon draw:style-name="gr3" draw:text-style-name="P4" draw:layer="layout" svg:width="3.303cm" svg:height="0.525cm" svg:x="16.329cm" svg:y="6.829cm" svg:viewBox="0 0 3304 526" draw:points="0,526 3304,526 3304,0 0,0">
                <text:p/>
              </draw:polygon>
              <draw:frame draw:style-name="gr35" draw:text-style-name="P6" draw:layer="layout" svg:width="3.008cm" svg:height="0.395cm" svg:x="16.477cm" svg:y="6.89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555cm" svg:height="0.525cm" svg:x="16.203cm" svg:y="6.829cm" svg:viewBox="0 0 3556 526" draw:points="0,526 3556,526 3556,0 0,0">
                <text:p/>
              </draw:polygon>
              <draw:frame draw:style-name="gr36" draw:text-style-name="P6" draw:layer="layout" svg:width="3.296cm" svg:height="0.395cm" svg:x="16.333cm" svg:y="6.895cm">
                <draw:text-box>
                  <text:p text:style-name="P1"><text:span text:style-name="T7">Mar 2019 - Sep 2019</text:span></text:p>
                </draw:text-box>
              </draw:frame>
            </draw:g>
          </draw:g>
        </draw:g>
        <draw:g>
          <draw:g>
            <draw:frame draw:style-name="gr37" draw:text-style-name="P3" draw:layer="layout" svg:width="13.561cm" svg:height="0.357cm" svg:x="2.211cm" svg:y="10.73cm">
              <draw:text-box>
                <text:p text:style-name="P1"><text:span text:style-name="T3">• </text:span><text:span text:style-name="T3">Developed full-stack </text:span><text:span text:style-name="T3">web and Python GIS </text:span><text:span text:style-name="T3">applications for the </text:span><text:span text:style-name="T3">Federal Highway </text:span><text:span text:style-name="T3">Administration.</text:span></text:p>
              </draw:text-box>
            </draw:frame>
            <draw:frame draw:style-name="gr38" draw:text-style-name="P3" draw:layer="layout" svg:width="13.312cm" svg:height="0.357cm" svg:x="2.211cm" svg:y="11.152cm">
              <draw:text-box>
                <text:p text:style-name="P1"><text:span text:style-name="T3">• </text:span><text:span text:style-name="T3">Lead team in </text:span><text:span text:style-name="T3">establishing standard </text:span><text:span text:style-name="T3">development lifecycle </text:span><text:span text:style-name="T3">practices using </text:span><text:span text:style-name="T3">DevOps principles.</text:span></text:p>
              </draw:text-box>
            </draw:frame>
            <draw:frame draw:style-name="gr39" draw:text-style-name="P3" draw:layer="layout" svg:width="15.356cm" svg:height="0.357cm" svg:x="2.211cm" svg:y="11.575cm">
              <draw:text-box>
                <text:p text:style-name="P1"><text:span text:style-name="T3">• </text:span><text:span text:style-name="T3">Configured </text:span><text:span text:style-name="T3">continuous delivery </text:span><text:span text:style-name="T3">pipelines with AWS to </text:span><text:span text:style-name="T3">automatically deploy </text:span><text:span text:style-name="T3">production </text:span><text:span text:style-name="T3">application changes.</text:span></text:p>
              </draw:text-box>
            </draw:frame>
            <draw:frame draw:style-name="gr40" draw:text-style-name="P3" draw:layer="layout" svg:width="15.373cm" svg:height="0.357cm" svg:x="2.211cm" svg:y="11.997cm">
              <draw:text-box>
                <text:p text:style-name="P1"><text:span text:style-name="T3">• </text:span><text:span text:style-name="T3">Created an </text:span><text:span text:style-name="T3">authenticated, multi-</text:span><text:span text:style-name="T3">user JavaScript (React) </text:span><text:span text:style-name="T3">application to gather </text:span><text:span text:style-name="T3">data from external </text:span><text:span text:style-name="T3">customers.</text:span></text:p>
              </draw:text-box>
            </draw:frame>
          </draw:g>
          <draw:g>
            <draw:g>
              <draw:frame draw:style-name="gr41" draw:text-style-name="P6" draw:layer="layout" svg:width="4.417cm" svg:height="0.395cm" svg:x="1.759cm" svg:y="9.73cm">
                <draw:text-box>
                  <text:p text:style-name="P1"><text:span text:style-name="T8">GIS Application </text:span><text:span text:style-name="T8">Developer</text:span></text:p>
                </draw:text-box>
              </draw:frame>
              <draw:frame draw:style-name="gr42" draw:text-style-name="P6" draw:layer="layout" svg:width="7.156cm" svg:height="0.395cm" svg:x="1.759cm" svg:y="10.13cm">
                <draw:text-box>
                  <text:p text:style-name="P1"><text:span text:style-name="T9">Innovative </text:span><text:span text:style-name="T9">Management </text:span><text:span text:style-name="T9">Concepts, Dulles, VA</text:span></text:p>
                </draw:text-box>
              </draw:frame>
            </draw:g>
            <draw:g>
              <draw:polygon draw:style-name="gr3" draw:text-style-name="P4" draw:layer="layout" svg:width="3.303cm" svg:height="0.525cm" svg:x="16.403cm" svg:y="9.73cm" svg:viewBox="0 0 3304 526" draw:points="0,526 3304,526 3304,0 0,0">
                <text:p/>
              </draw:polygon>
              <draw:frame draw:style-name="gr35" draw:text-style-name="P6" draw:layer="layout" svg:width="3.008cm" svg:height="0.395cm" svg:x="16.551cm" svg:y="9.796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428cm" svg:height="0.525cm" svg:x="16.341cm" svg:y="9.73cm" svg:viewBox="0 0 3429 526" draw:points="0,526 3429,526 3429,0 0,0">
                <text:p/>
              </draw:polygon>
              <draw:frame draw:style-name="gr43" draw:text-style-name="P6" draw:layer="layout" svg:width="3.219cm" svg:height="0.395cm" svg:x="16.446cm" svg:y="9.796cm">
                <draw:text-box>
                  <text:p text:style-name="P1"><text:span text:style-name="T7">Apr 2018 - Mar 2019</text:span></text:p>
                </draw:text-box>
              </draw:frame>
            </draw:g>
          </draw:g>
        </draw:g>
        <draw:g>
          <draw:frame draw:style-name="gr44" draw:text-style-name="P7" draw:layer="layout" svg:width="15.035cm" svg:height="0.395cm" svg:x="4.27cm" svg:y="18.586cm">
            <draw:text-box>
              <text:p text:style-name="P1"><text:span text:style-name="T9">Leadership, Mentoring, </text:span><text:span text:style-name="T9">Communication, Self-</text:span><text:span text:style-name="T9">Motivated, Strong Problem </text:span><text:span text:style-name="T9">Solver, Detail Oriented</text:span></text:p>
            </draw:text-box>
          </draw:frame>
          <draw:frame draw:style-name="gr45" draw:text-style-name="P6" draw:layer="layout" svg:width="15.598cm" svg:height="0.395cm" svg:x="4.27cm" svg:y="19.003cm">
            <draw:text-box>
              <text:p text:style-name="P1"><text:span text:style-name="T9">Software Development, </text:span><text:span text:style-name="T9">DevOps Engineering, </text:span><text:span text:style-name="T9">Business Process Automation, </text:span><text:span text:style-name="T9">Application Integration </text:span></text:p>
            </draw:text-box>
          </draw:frame>
          <draw:frame draw:style-name="gr46" draw:text-style-name="P6" draw:layer="layout" svg:width="15.174cm" svg:height="0.395cm" svg:x="4.27cm" svg:y="19.42cm">
            <draw:text-box>
              <text:p text:style-name="P1"><text:span text:style-name="T9">Python (Jython), JavaScript </text:span><text:span text:style-name="T9">(TypeScript), C#, C, HTML5, </text:span><text:span text:style-name="T9">CSS3, Shell (Bash, Zsh), </text:span><text:span text:style-name="T9">JSON (YAML)</text:span></text:p>
            </draw:text-box>
          </draw:frame>
          <draw:frame draw:style-name="gr47" draw:text-style-name="P6" draw:layer="layout" svg:width="14.383cm" svg:height="0.395cm" svg:x="4.27cm" svg:y="20.254cm">
            <draw:text-box>
              <text:p text:style-name="P1"><text:span text:style-name="T9">Kubernetes (OpenShift), </text:span><text:span text:style-name="T9">Docker, AWS, Red Hat </text:span><text:span text:style-name="T9">Enterprise Linux, Microsoft </text:span><text:span text:style-name="T9">Windows Server</text:span></text:p>
            </draw:text-box>
          </draw:frame>
          <draw:frame draw:style-name="gr48" draw:text-style-name="P7" draw:layer="layout" svg:width="13.976cm" svg:height="0.395cm" svg:x="4.27cm" svg:y="20.671cm">
            <draw:text-box>
              <text:p text:style-name="P1"><text:span text:style-name="T9">Git, Jenkins, SonarQube, </text:span><text:span text:style-name="T9">NodeJS, Visual Studio, Xcode, </text:span><text:span text:style-name="T9">MongoDB, MS SQL, IIS, </text:span><text:span text:style-name="T9">Apache</text:span></text:p>
            </draw:text-box>
          </draw:frame>
          <draw:frame draw:style-name="gr49" draw:text-style-name="P6" draw:layer="layout" svg:width="14.899cm" svg:height="0.395cm" svg:x="4.263cm" svg:y="19.837cm">
            <draw:text-box>
              <text:p text:style-name="P1"><text:span text:style-name="T9">React, React Native, Expo, </text:span><text:span text:style-name="T9">Mobx, Jest, BootStrap 4 </text:span><text:span text:style-name="T9">(ReactStrap), OWIN, Flask, </text:span><text:span text:style-name="T9">PyTest, Sphinx</text:span></text:p>
            </draw:text-box>
          </draw:frame>
          <draw:frame draw:style-name="gr50" draw:text-style-name="P6" draw:layer="layout" svg:width="1.678cm" svg:height="0.395cm" svg:x="1.723cm" svg:y="19.028cm">
            <draw:text-box>
              <text:p text:style-name="P1"><text:span text:style-name="T9">Hard Skills</text:span></text:p>
            </draw:text-box>
          </draw:frame>
          <draw:frame draw:style-name="gr51" draw:text-style-name="P7" draw:layer="layout" svg:width="1.539cm" svg:height="0.395cm" svg:x="1.723cm" svg:y="18.61cm">
            <draw:text-box>
              <text:p text:style-name="P1"><text:span text:style-name="T9">Soft Skills</text:span></text:p>
            </draw:text-box>
          </draw:frame>
          <draw:frame draw:style-name="gr52" draw:text-style-name="P6" draw:layer="layout" svg:width="1.738cm" svg:height="0.395cm" svg:x="1.723cm" svg:y="19.446cm">
            <draw:text-box>
              <text:p text:style-name="P1"><text:span text:style-name="T9">Languages</text:span></text:p>
            </draw:text-box>
          </draw:frame>
          <draw:frame draw:style-name="gr53" draw:text-style-name="P6" draw:layer="layout" svg:width="1.484cm" svg:height="0.395cm" svg:x="1.723cm" svg:y="20.281cm">
            <draw:text-box>
              <text:p text:style-name="P1"><text:span text:style-name="T9">Platforms</text:span></text:p>
            </draw:text-box>
          </draw:frame>
          <draw:frame draw:style-name="gr54" draw:text-style-name="P7" draw:layer="layout" svg:width="1.386cm" svg:height="0.395cm" svg:x="1.723cm" svg:y="20.699cm">
            <draw:text-box>
              <text:p text:style-name="P1"><text:span text:style-name="T9">Software</text:span></text:p>
            </draw:text-box>
          </draw:frame>
          <draw:frame draw:style-name="gr55" draw:text-style-name="P6" draw:layer="layout" svg:width="1.941cm" svg:height="0.395cm" svg:x="1.723cm" svg:y="19.863cm">
            <draw:text-box>
              <text:p text:style-name="P1"><text:span text:style-name="T9">Frameworks</text:span></text:p>
            </draw:text-box>
          </draw:frame>
        </draw:g>
        <draw:g>
          <draw:g>
            <draw:frame draw:style-name="gr56" draw:text-style-name="P8" draw:layer="layout" svg:width="16.444cm" svg:height="0.357cm" svg:x="2.211cm" svg:y="5.349cm">
              <draw:text-box>
                <text:p text:style-name="P1"><text:span text:style-name="T3">• </text:span><text:span text:style-name="T12">Pushing DevSecOps adoption, though containers and continuous integration/delivery, within the U.S. </text:span><text:span text:style-name="T12">Coast Guard.</text:span></text:p>
              </draw:text-box>
            </draw:frame>
            <draw:frame draw:style-name="gr57" draw:text-style-name="P8" draw:layer="layout" svg:width="15.75cm" svg:height="0.357cm" svg:x="2.211cm" svg:y="5.773cm">
              <draw:text-box>
                <text:p text:style-name="P1"><text:span text:style-name="T3">• </text:span><text:span text:style-name="T12">Delivering a fully-managed, scalable, OpenShift cluster for running highly-available containerized </text:span><text:span text:style-name="T12">applications.</text:span></text:p>
              </draw:text-box>
            </draw:frame>
            <draw:frame draw:style-name="gr29" draw:text-style-name="P8" draw:layer="layout" svg:width="16.648cm" svg:height="0.357cm" svg:x="2.211cm" svg:y="6.196cm">
              <draw:text-box>
                <text:p text:style-name="P1"><text:span text:style-name="T3">• </text:span><text:span text:style-name="T12">Creating Jenkins CI/CD </text:span><text:span text:style-name="T12">pipelines to run tests, </text:span><text:span text:style-name="T12">SonarQube scans, and </text:span><text:span text:style-name="T12">Kubernetes deployments, </text:span><text:span text:style-name="T12">with zero-downtime.</text:span></text:p>
              </draw:text-box>
            </draw:frame>
          </draw:g>
          <draw:g>
            <draw:g>
              <draw:polygon draw:style-name="gr3" draw:text-style-name="P4" draw:layer="layout" svg:width="3.303cm" svg:height="0.525cm" svg:x="16.466cm" svg:y="4.349cm" svg:viewBox="0 0 3304 526" draw:points="0,526 3304,526 3304,0 0,0">
                <text:p/>
              </draw:polygon>
              <draw:frame draw:style-name="gr35" draw:text-style-name="P6" draw:layer="layout" svg:width="3.008cm" svg:height="0.395cm" svg:x="16.614cm" svg:y="4.415cm">
                <draw:text-box>
                  <text:p text:style-name="P1"><text:span text:style-name="T7">Mar 2019 - Present</text:span></text:p>
                </draw:text-box>
              </draw:frame>
              <draw:polygon draw:style-name="gr3" draw:text-style-name="P4" draw:layer="layout" svg:width="3.303cm" svg:height="0.525cm" svg:x="16.466cm" svg:y="4.349cm" svg:viewBox="0 0 3304 526" draw:points="0,526 3304,526 3304,0 0,0">
                <text:p/>
              </draw:polygon>
              <draw:frame draw:style-name="gr58" draw:text-style-name="P6" draw:layer="layout" svg:width="3.025cm" svg:height="0.395cm" svg:x="16.606cm" svg:y="4.415cm">
                <draw:text-box>
                  <text:p text:style-name="P1"><text:span text:style-name="T7">Sep 2019 - </text:span><text:span text:style-name="T7">Present</text:span></text:p>
                </draw:text-box>
              </draw:frame>
            </draw:g>
            <draw:g>
              <draw:frame draw:style-name="gr59" draw:text-style-name="P7" draw:layer="layout" svg:width="5.899cm" svg:height="0.395cm" svg:x="1.759cm" svg:y="4.349cm">
                <draw:text-box>
                  <text:p text:style-name="P1"><text:span text:style-name="T8">Subject Matter Expert (DevSecOps)</text:span></text:p>
                </draw:text-box>
              </draw:frame>
              <draw:frame draw:style-name="gr7" draw:text-style-name="P7" draw:layer="layout" svg:width="4.794cm" svg:height="0.395cm" svg:x="1.759cm" svg:y="4.749cm">
                <draw:text-box>
                  <text:p text:style-name="P1"><text:span text:style-name="T9">Ace Info Solutions, Reston, VA</text:span></text:p>
                </draw:text-box>
              </draw:frame>
            </draw:g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ppleSystemUIFont" svg:font-family="AppleSystemUIFont"/>
    <style:font-face style:name="Arial1" svg:font-family="Arial"/>
    <style:font-face style:name="Arial Unicode MS" svg:font-family="'Arial Unicode MS'"/>
    <style:font-face style:name="Liberation Sans1" svg:font-family="'Liberation Sans'"/>
    <style:font-face style:name="AppleSystemUIFont1" svg:font-family="AppleSystemUIFont" style:font-pitch="variable"/>
    <style:font-face style:name="Arial" svg:font-family="Arial" style:font-pitch="variable"/>
    <style:font-face style:name="Arial Unicode MS1" svg:font-family="'Arial Unicode MS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4" svg:stroke-color="#3465a4" draw:fill="solid" draw:fill-color="#729fcf"/>
      <style:paragraph-properties fo:text-align="end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91cm" fo:margin-bottom="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dc:date>2020-02-12T14:31:08.042591089</dc:date>
    <meta:editing-duration>PT50M2S</meta:editing-duration>
    <meta:editing-cycles>20</meta:editing-cycles>
    <meta:generator>LibreOffice/6.3.0.4$MacOSX_X86_64 LibreOffice_project/057fc023c990d676a43019934386b85b21a9ee99</meta:generator>
    <meta:document-statistic meta:object-count="111"/>
  </office:meta>
</office:document-meta>
</file>